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6400000079C676751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XPEDIENTES" style:family="table">
      <style:table-properties style:width="16.999cm" table:align="margins"/>
    </style:style>
    <style:style style:name="EXPEDIENTES.A" style:family="table-column">
      <style:table-column-properties style:column-width="1.847cm" style:rel-column-width="7119*"/>
    </style:style>
    <style:style style:name="EXPEDIENTES.B" style:family="table-column">
      <style:table-column-properties style:column-width="2.372cm" style:rel-column-width="9146*"/>
    </style:style>
    <style:style style:name="EXPEDIENTES.C" style:family="table-column">
      <style:table-column-properties style:column-width="2.154cm" style:rel-column-width="8303*"/>
    </style:style>
    <style:style style:name="EXPEDIENTES.D" style:family="table-column">
      <style:table-column-properties style:column-width="4.685cm" style:rel-column-width="18061*"/>
    </style:style>
    <style:style style:name="EXPEDIENTES.E" style:family="table-column">
      <style:table-column-properties style:column-width="5.941cm" style:rel-column-width="22906*"/>
    </style:style>
    <style:style style:name="EXPEDIENTES.A1" style:family="table-cell">
      <style:table-cell-properties fo:background-color="#9999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EXPEDIENTES.E1" style:family="table-cell">
      <style:table-cell-properties fo:background-color="#9999ff" fo:padding="0.097cm" fo:border="0.05pt solid #000000">
        <style:background-image/>
      </style:table-cell-properties>
    </style:style>
    <style:style style:name="EXPEDIENTES.A2" style:family="table-cell">
      <style:table-cell-properties fo:padding="0.097cm" fo:border-left="0.05pt solid #000000" fo:border-right="none" fo:border-top="none" fo:border-bottom="0.05pt solid #000000"/>
    </style:style>
    <style:style style:name="EXPEDIENTES.B2" style:family="table-cell">
      <style:table-cell-properties fo:padding="0.097cm" fo:border-left="0.05pt solid #000000" fo:border-right="none" fo:border-top="none" fo:border-bottom="0.05pt solid #000000"/>
    </style:style>
    <style:style style:name="EXPEDIENTES.C2" style:family="table-cell">
      <style:table-cell-properties fo:padding="0.097cm" fo:border-left="0.05pt solid #000000" fo:border-right="none" fo:border-top="none" fo:border-bottom="0.05pt solid #000000"/>
    </style:style>
    <style:style style:name="EXPEDIENTES.D2" style:family="table-cell">
      <style:table-cell-properties fo:padding="0.097cm" fo:border-left="0.05pt solid #000000" fo:border-right="none" fo:border-top="none" fo:border-bottom="0.05pt solid #000000"/>
    </style:style>
    <style:style style:name="EXPEDIENTES.E2" style:family="table-cell">
      <style:table-cell-properties fo:padding="0.097cm" fo:border-left="0.05pt solid #000000" fo:border-right="0.05pt solid #000000" fo:border-top="none" fo:border-bottom="0.05pt solid #000000"/>
    </style:style>
    <style:style style:name="EXPEDIENTES.A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EXPEDIENTES.E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1" fo:font-size="12pt" style:text-underline-style="none" fo:font-weight="normal" style:font-name-asian="Arial1" style:font-size-asian="12pt" style:font-weight-asian="normal" style:font-name-complex="Arial1" style:font-size-complex="12pt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do de expedientes </text:p>
      <text:p text:style-name="P7"/>
      <table:table table:name="EXPEDIENTES" table:style-name="EXPEDIENTES">
        <table:table-column table:style-name="EXPEDIENTES.A"/>
        <table:table-column table:style-name="EXPEDIENTES.B"/>
        <table:table-column table:style-name="EXPEDIENTES.C"/>
        <table:table-column table:style-name="EXPEDIENTES.D"/>
        <table:table-column table:style-name="EXPEDIENTES.E"/>
        <table:table-row>
          <table:table-cell table:style-name="EXPEDIENTES.A1" office:value-type="string">
            <text:p text:style-name="P5">Clave</text:p>
          </table:table-cell>
          <table:table-cell table:style-name="EXPEDIENTES.A1" office:value-type="string">
            <text:p text:style-name="P5">Entrada</text:p>
          </table:table-cell>
          <table:table-cell table:style-name="EXPEDIENTES.A1" office:value-type="string">
            <text:p text:style-name="P5">Autor</text:p>
          </table:table-cell>
          <table:table-cell table:style-name="EXPEDIENTES.A1" office:value-type="string">
            <text:p text:style-name="P5">Firmantes</text:p>
          </table:table-cell>
          <table:table-cell table:style-name="EXPEDIENTES.E1" office:value-type="string">
            <text:p text:style-name="P5">Descripcion</text:p>
          </table:table-cell>
        </table:table-row>
        <table:table-row>
          <table:table-cell table:style-name="EXPEDIENTES.A2" office:value-type="string">
            <text:p text:style-name="P4">[CLAVE]</text:p>
          </table:table-cell>
          <table:table-cell table:style-name="EXPEDIENTES.B2" office:value-type="string">
            <text:p text:style-name="P4">[ENTRADA]</text:p>
          </table:table-cell>
          <table:table-cell table:style-name="EXPEDIENTES.C2" office:value-type="string">
            <text:p text:style-name="P4">[AUTOR]</text:p>
          </table:table-cell>
          <table:table-cell table:style-name="EXPEDIENTES.D2" office:value-type="string">
            <text:p text:style-name="P4">[FIRMANTES]</text:p>
          </table:table-cell>
          <table:table-cell table:style-name="EXPEDIENTES.E2" office:value-type="string">
            <text:p text:style-name="P4">[DESCRIPCION]</text:p>
          </table:table-cell>
        </table:table-row>
        <table:table-row>
          <table:table-cell table:style-name="EXPEDIENTES.A3" office:value-type="string">
            <text:p text:style-name="P4">[CLAVE]</text:p>
          </table:table-cell>
          <table:table-cell table:style-name="EXPEDIENTES.A3" office:value-type="string">
            <text:p text:style-name="P4">[ENTRADA]</text:p>
          </table:table-cell>
          <table:table-cell table:style-name="EXPEDIENTES.A3" office:value-type="string">
            <text:p text:style-name="P4">[AUTOR]</text:p>
          </table:table-cell>
          <table:table-cell table:style-name="EXPEDIENTES.A3" office:value-type="string">
            <text:p text:style-name="P4">[FIRMANTES]</text:p>
          </table:table-cell>
          <table:table-cell table:style-name="EXPEDIENTES.E3" office:value-type="string">
            <text:p text:style-name="P4">[DESCRIPCION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roid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paragraph" svg:x="15.438cm" svg:y="-0.413cm" svg:width="1.466cm" svg:height="1.9cm" draw:z-index="0"><draw:image xlink:href="Pictures/100002010000006400000079C6767511.png" xlink:type="simple" xlink:show="embed" xlink:actuate="onLoad"/></draw:frame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2-07-03T01:29:34</dc:date>
    <meta:editing-duration>P1DT6H19M33S</meta:editing-duration>
    <meta:editing-cycles>65</meta:editing-cycles>
    <meta:generator>LibreOffice/3.5$Linux_x86 LibreOffice_project/350m1$Build-2</meta:generator>
    <dc:creator>olvap </dc:creator>
    <meta:document-statistic meta:table-count="1" meta:image-count="1" meta:object-count="0" meta:page-count="1" meta:paragraph-count="19" meta:word-count="29" meta:character-count="207" meta:non-whitespace-character-count="196"/>
  </office:meta>
</office:document-meta>
</file>